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7" style:family="paragraph" style:parent-style-name="Text_20_body">
      <style:paragraph-properties fo:margin-top="0in" fo:margin-bottom="0in" style:contextual-spacing="false"/>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Footnote">
      <style:text-properties officeooo:rsid="00267014" officeooo:paragraph-rsid="00267014"/>
    </style:style>
    <style:style style:name="P10" style:family="paragraph" style:parent-style-name="Standard">
      <style:text-properties officeooo:rsid="000fd386" officeooo:paragraph-rsid="001c5634"/>
    </style:style>
    <style:style style:name="P11" style:family="paragraph" style:parent-style-name="Standard">
      <style:text-properties officeooo:rsid="0015a8a1" officeooo:paragraph-rsid="001debbd"/>
    </style:style>
    <style:style style:name="P12" style:family="paragraph" style:parent-style-name="Standard">
      <style:text-properties officeooo:rsid="0011b8a6" officeooo:paragraph-rsid="001debbd"/>
    </style:style>
    <style:style style:name="P13" style:family="paragraph" style:parent-style-name="Standard">
      <style:text-properties officeooo:rsid="001443ec" officeooo:paragraph-rsid="001debbd"/>
    </style:style>
    <style:style style:name="P14" style:family="paragraph" style:parent-style-name="Text_20_body">
      <style:paragraph-properties fo:margin-top="0in" fo:margin-bottom="0in" style:contextual-spacing="false"/>
      <style:text-properties officeooo:rsid="0020d7fd" officeooo:paragraph-rsid="0020d7fd"/>
    </style:style>
    <style:style style:name="P15" style:family="paragraph" style:parent-style-name="Standard">
      <style:paragraph-properties fo:margin-top="0in" fo:margin-bottom="0in" style:contextual-spacing="false"/>
      <style:text-properties officeooo:rsid="0020d7fd" officeooo:paragraph-rsid="0030fc98"/>
    </style:style>
    <style:style style:name="P16" style:family="paragraph" style:parent-style-name="Text_20_body">
      <style:text-properties officeooo:rsid="0029b3aa" officeooo:paragraph-rsid="0029b3aa"/>
    </style:style>
    <style:style style:name="P17" style:family="paragraph" style:parent-style-name="Standard">
      <style:text-properties style:use-window-font-color="true" loext:opacity="0%" style:font-name="Times New Roman" fo:font-size="12pt" fo:language="en" fo:country="US" fo:font-style="normal" officeooo:rsid="0015a8a1" officeooo:paragraph-rsid="001debbd"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loext:opacity="0%" style:font-name="Times New Roman" fo:font-size="12pt" fo:language="en" fo:country="US" officeooo:rsid="0032c553" officeooo:paragraph-rsid="0032c553"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20" style:family="paragraph" style:parent-style-name="Standard">
      <style:text-properties officeooo:rsid="002ecd92" officeooo:paragraph-rsid="002ecd92"/>
    </style:style>
    <style:style style:name="P21" style:family="paragraph" style:parent-style-name="Standard">
      <style:text-properties officeooo:paragraph-rsid="0030fc98"/>
    </style:style>
    <style:style style:name="P22" style:family="paragraph" style:parent-style-name="Standard">
      <style:text-properties officeooo:paragraph-rsid="0032926e"/>
    </style:style>
    <style:style style:name="P23" style:family="paragraph" style:parent-style-name="Text_20_body">
      <style:paragraph-properties fo:margin-top="0in" fo:margin-bottom="0in" style:contextual-spacing="false"/>
      <style:text-properties officeooo:rsid="0032926e" officeooo:paragraph-rsid="0032926e"/>
    </style:style>
    <style:style style:name="P24" style:family="paragraph" style:parent-style-name="Standard">
      <style:text-properties officeooo:rsid="0032926e" officeooo:paragraph-rsid="0033be88"/>
    </style:style>
    <style:style style:name="P25" style:family="paragraph" style:parent-style-name="Standard">
      <style:text-properties officeooo:paragraph-rsid="0032c553"/>
    </style:style>
    <style:style style:name="P26" style:family="paragraph" style:parent-style-name="Text_20_body">
      <style:text-properties style:font-name="TimesNewRomanPSMT" fo:font-size="12pt" officeooo:rsid="00267014" officeooo:paragraph-rsid="00267014"/>
    </style:style>
    <style:style style:name="P27" style:family="paragraph" style:parent-style-name="Text_20_body">
      <style:paragraph-properties fo:margin-top="0in" fo:margin-bottom="0in" style:contextual-spacing="false"/>
      <style:text-properties officeooo:paragraph-rsid="002a9cd6"/>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Text_20_body">
      <style:text-properties officeooo:paragraph-rsid="003650d0"/>
    </style:style>
    <style:style style:name="P33" style:family="paragraph" style:parent-style-name="Text_20_body">
      <style:paragraph-properties fo:margin-top="0in" fo:margin-bottom="0in" style:contextual-spacing="false"/>
      <style:text-properties officeooo:paragraph-rsid="003c2d59"/>
    </style:style>
    <style:style style:name="P34"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35" style:family="paragraph" style:parent-style-name="Standard">
      <style:text-properties officeooo:paragraph-rsid="0023c33e"/>
    </style:style>
    <style:style style:name="P36" style:family="paragraph" style:parent-style-name="Standard">
      <style:paragraph-properties fo:margin-top="0in" fo:margin-bottom="0in" style:contextual-spacing="false"/>
      <style:text-properties officeooo:paragraph-rsid="0033be88"/>
    </style:style>
    <style:style style:name="P37" style:family="paragraph" style:parent-style-name="Heading_20_1" style:master-page-name="First_20_Page">
      <style:paragraph-properties style:page-number="auto"/>
    </style:style>
    <style:style style:name="P38" style:family="paragraph" style:parent-style-name="Heading_20_1">
      <style:text-properties officeooo:rsid="00267014"/>
    </style:style>
    <style:style style:name="P39" style:family="paragraph" style:parent-style-name="Heading_20_2">
      <style:paragraph-properties fo:margin-left="0in" fo:margin-right="0in" fo:margin-top="0in" fo:margin-bottom="0.1181in" style:contextual-spacing="false" fo:orphans="2" fo:widows="2" fo:text-indent="0in" style:auto-text-indent="false" fo:keep-with-next="always" style:writing-mode="lr-tb"/>
    </style:style>
    <style:style style:name="P40" style:family="paragraph" style:parent-style-name="Heading_20_2" style:list-style-name="">
      <style:paragraph-properties fo:orphans="2" fo:widows="2"/>
    </style:style>
    <style:style style:name="P41" style:family="paragraph" style:parent-style-name="Heading_20_2">
      <style:paragraph-properties fo:break-before="page"/>
    </style:style>
    <style:style style:name="P42" style:family="paragraph" style:parent-style-name="Text_20_body" style:list-style-name="L1">
      <style:text-properties officeooo:paragraph-rsid="002261f0"/>
    </style:style>
    <style:style style:name="P43" style:family="paragraph" style:parent-style-name="Text_20_body" style:list-style-name="L2">
      <style:text-properties officeooo:paragraph-rsid="002261f0"/>
    </style:style>
    <style:style style:name="P44" style:family="paragraph" style:parent-style-name="Text_20_body" style:list-style-name="L3">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45" style:family="paragraph" style:parent-style-name="Text_20_body" style:list-style-name="L4">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46" style:family="paragraph">
      <style:paragraph-properties style:writing-mode="lr-tb"/>
      <style:text-properties style:font-name="Times New Roman" fo:font-size="1pt"/>
    </style:style>
    <style:style style:name="P47"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style:style>
    <style:style style:name="T2" style:family="text">
      <style:text-properties style:font-name="Times New Roman" officeooo:rsid="0032c553"/>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style:font-name="Times New Roman" fo:font-size="12pt" fo:language="en" fo:country="US" officeooo:rsid="0023c33e"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officeooo:rsid="0029b3aa"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style:font-name="Times New Roman" fo:font-size="12pt" fo:language="en" fo:country="US" officeooo:rsid="002b61a1"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2ecd92"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style:font-name="Times New Roman" fo:font-size="12pt" fo:language="en" fo:country="US" officeooo:rsid="003915aa"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3c33e"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32c553"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loext:opacity="0%" style:font-name="Times New Roman" fo:font-size="12pt" fo:language="en" fo:country="US" fo:font-style="normal" officeooo:rsid="0016937a"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normal" officeooo:rsid="002b61a1"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normal" officeooo:rsid="0033be88"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1" style:family="text">
      <style:text-properties style:use-window-font-color="true" loext:opacity="0%" style:font-name="Times New Roman" fo:font-size="12pt" fo:language="en" fo:country="US" fo:font-style="italic" officeooo:rsid="0016937a" style:font-name-asian="Times New Roman" style:font-size-asian="12pt" style:font-style-asian="italic" style:font-name-complex="Times New Roman" style:font-size-complex="12pt" style:language-complex="ar" style:country-complex="SA" style:font-style-complex="italic"/>
    </style:style>
    <style:style style:name="T22" style:family="text">
      <style:text-properties style:use-window-font-color="true" loext:opacity="0%" style:font-name="Times New Roman" fo:font-size="12pt" fo:language="en" fo:country="US" fo:font-style="italic" officeooo:rsid="0033be88"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style:font-name-asian="Courier New1" style:font-size-asian="12pt" style:font-name-complex="Courier New1" style:font-size-complex="12pt" style:language-complex="ar" style:country-complex="SA"/>
    </style:style>
    <style:style style:name="T24" style:family="text">
      <style:text-properties style:use-window-font-color="true" loext:opacity="0%" style:font-name="Times New Roman" fo:font-size="12pt" fo:language="en" fo:country="US" officeooo:rsid="0032c553" style:font-name-asian="Courier New1" style:font-size-asian="12pt" style:font-name-complex="Courier New1" style:font-size-complex="12pt" style:language-complex="ar" style:country-complex="SA"/>
    </style:style>
    <style:style style:name="T25" style:family="text">
      <style:text-properties style:use-window-font-color="true" loext:opacity="0%" style:font-name="Arial" fo:font-size="14pt" fo:language="en" fo:country="US" fo:font-style="italic" fo:font-weight="bold" officeooo:rsid="001ae109" style:font-name-asian="Times New Roman" style:font-size-asian="14pt" style:font-weight-asian="bold" style:font-name-complex="Times New Roman" style:font-size-complex="14pt" style:language-complex="ar" style:country-complex="SA" style:font-weight-complex="bold"/>
    </style:style>
    <style:style style:name="T26" style:family="text">
      <style:text-properties style:use-window-font-color="true" loext:opacity="0%" style:font-name="TimesNewRomanPSMT" fo:font-size="12pt" fo:language="en" fo:country="US" officeooo:rsid="002817df" style:font-name-asian="Times New Roman" style:font-size-asian="18pt" style:font-name-complex="Times New Roman" style:font-size-complex="12pt" style:language-complex="ar" style:country-complex="SA" style:font-weight-complex="bold"/>
    </style:style>
    <style:style style:name="T27" style:family="text">
      <style:text-properties style:use-window-font-color="true" loext:opacity="0%" style:font-name="TimesNewRomanPSMT" fo:font-size="12pt" fo:language="en" fo:country="US" officeooo:rsid="00267014" style:font-name-asian="Times New Roman" style:font-size-asian="18pt" style:font-name-complex="Times New Roman" style:font-size-complex="12pt" style:language-complex="ar" style:country-complex="SA" style:font-weight-complex="bold"/>
    </style:style>
    <style:style style:name="T28" style:family="text">
      <style:text-properties officeooo:rsid="001ae109"/>
    </style:style>
    <style:style style:name="T29" style:family="text">
      <style:text-properties officeooo:rsid="001c5634"/>
    </style:style>
    <style:style style:name="T30" style:family="text">
      <style:text-properties officeooo:rsid="001386c1"/>
    </style:style>
    <style:style style:name="T31" style:family="text">
      <style:text-properties officeooo:rsid="001443ec"/>
    </style:style>
    <style:style style:name="T32" style:family="text">
      <style:text-properties officeooo:rsid="0015a8a1"/>
    </style:style>
    <style:style style:name="T33" style:family="text">
      <style:text-properties fo:font-style="normal" style:font-style-asian="normal" style:font-style-complex="normal"/>
    </style:style>
    <style:style style:name="T34" style:family="text">
      <style:text-properties officeooo:rsid="001c25e0"/>
    </style:style>
    <style:style style:name="T35" style:family="text">
      <style:text-properties officeooo:rsid="002261f0"/>
    </style:style>
    <style:style style:name="T36" style:family="text">
      <style:text-properties officeooo:rsid="0023c33e"/>
    </style:style>
    <style:style style:name="T37" style:family="text">
      <style:text-properties officeooo:rsid="0024ac29"/>
    </style:style>
    <style:style style:name="T38" style:family="text">
      <style:text-properties officeooo:rsid="0025b2e0"/>
    </style:style>
    <style:style style:name="T39" style:family="text">
      <style:text-properties style:font-name="TimesNewRomanPSMT" fo:font-size="12pt" officeooo:rsid="00267014"/>
    </style:style>
    <style:style style:name="T40" style:family="text">
      <style:text-properties officeooo:rsid="0029b3aa"/>
    </style:style>
    <style:style style:name="T41" style:family="text">
      <style:text-properties officeooo:rsid="002a9cd6"/>
    </style:style>
    <style:style style:name="T42" style:family="text">
      <style:text-properties officeooo:rsid="002b61a1"/>
    </style:style>
    <style:style style:name="T43" style:family="text">
      <style:text-properties officeooo:rsid="002c74d8"/>
    </style:style>
    <style:style style:name="T44" style:family="text">
      <style:text-properties officeooo:rsid="002ecd92"/>
    </style:style>
    <style:style style:name="T45" style:family="text">
      <style:text-properties officeooo:rsid="00305d8d"/>
    </style:style>
    <style:style style:name="T46" style:family="text">
      <style:text-properties officeooo:rsid="0032926e"/>
    </style:style>
    <style:style style:name="T47" style:family="text">
      <style:text-properties officeooo:rsid="0032c553"/>
    </style:style>
    <style:style style:name="T48" style:family="text">
      <style:text-properties officeooo:rsid="0033be88"/>
    </style:style>
    <style:style style:name="T49" style:family="text">
      <style:text-properties officeooo:rsid="00355ca2"/>
    </style:style>
    <style:style style:name="T50" style:family="text">
      <style:text-properties officeooo:rsid="00376329"/>
    </style:style>
    <style:style style:name="T51" style:family="text">
      <style:text-properties officeooo:rsid="003915aa"/>
    </style:style>
    <style:style style:name="T52" style:family="text">
      <style:text-properties officeooo:rsid="0039dc6e"/>
    </style:style>
    <style:style style:name="T53" style:family="text">
      <style:text-properties officeooo:rsid="003c2d59"/>
    </style:style>
    <style:style style:name="T54" style:family="text">
      <style:text-properties officeooo:rsid="0042d8e3"/>
    </style:style>
    <style:style style:name="T55"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__RefHeading___Toc1401_2185858370"/>Introduction<text:bookmark-end text:name="__RefHeading___Toc1401_2185858370"/></text:h>
      <text:p text:style-name="P7">"Function <text:span text:style-name="T40">D</text:span>escription <text:span text:style-name="T40">I</text:span>nformation" <text:span text:style-name="T28">(FDI) </text:span>in this context refers to <text:span text:style-name="T5">fixed</text:span> information available from an OpenLCB Train <text:span text:style-name="T49">N</text:span><text:span text:style-name="T41">ode</text:span>, via OpenLCB, so that other devices can properly and correctly <text:span text:style-name="T40">operate</text:span> it. </text:p>
      <text:p text:style-name="P7"/>
      <text:p text:style-name="P7">Other information may be available via e.g. manuals or the Internet, but the format of that information is not under specification here.</text:p>
      <text:p text:style-name="P7"/>
      <text:p text:style-name="P27">A key use for <text:span text:style-name="T7">FDI</text:span> is to enable a<text:span text:style-name="T42">n</text:span> <text:span text:style-name="T42">OpenLCB throttle</text:span> to <text:span text:style-name="T48">determiine</text:span><text:span text:style-name="T42"> the features provided by a </text:span><text:span text:style-name="T49">Tr</text:span><text:span text:style-name="T42">ain </text:span><text:span text:style-name="T49">N</text:span><text:span text:style-name="T42">ode</text:span><text:span text:style-name="T10">’s functions.</text:span> The <text:span text:style-name="T42">throttle</text:span> will use the <text:span text:style-name="T7">FDI</text:span> information to render some form of suitable Graphical User Interface to allow the user to easily and intuitively <text:span text:style-name="T41">operate the functions provided by the Train Node</text:span></text:p>
      <text:p text:style-name="P27"/>
      <text:p text:style-name="P27">An important design choice was to embed the <text:span text:style-name="T7">FDI</text:span> into each node so that the system has all it needs to <text:span text:style-name="T42">operate</text:span> the <text:span text:style-name="T49">Tr</text:span><text:span text:style-name="T42">ain </text:span><text:span text:style-name="T49">N</text:span>ode without having to source the information externally to the OpenLCB network from the manufacturer or some other on-line repository via the Internet or a CD/DVD etc. An OpenLCB throttle is not required to have an Internet connection.</text:p>
      <text:p text:style-name="P7"/>
      <text:h text:style-name="Heading_20_2" text:outline-level="2"><text:bookmark-start text:name="__RefHeading___Toc1415_2185858370 Copy 1"/>Requirements<text:bookmark-end text:name="__RefHeading___Toc1415_2185858370 Copy 1"/></text:h>
      <text:list text:style-name="L1">
        <text:list-item>
          <text:p text:style-name="P42"><text:span text:style-name="T36">Train </text:span><text:span text:style-name="T49">N</text:span>odes must carry enough context that a stand-alone <text:span text:style-name="T35">throttle</text:span> can provide a useful human interface without getting any data from an external source, e.g. needing an Internet download or the user entering or uploading a <text:span text:style-name="T50">database</text:span>.</text:p>
        </text:list-item>
      </text:list>
      <text:h text:style-name="Heading_20_2" text:outline-level="2"><text:bookmark-start text:name="__RefHeading___Toc1417_2185858370 Copy 1"/>Preferences<text:bookmark-end text:name="__RefHeading___Toc1417_2185858370 Copy 1"/></text:h>
      <text:list text:style-name="L2">
        <text:list-item>
          <text:p text:style-name="P43"><text:span text:style-name="T35">Train</text:span> <text:span text:style-name="T49">N</text:span>odes shouldn't need a lot of processing power, e.g. to compress or decompress data in real time. Memory usage should also be limited, but is a second priority.</text:p>
        </text:list-item>
        <text:list-item>
          <text:p text:style-name="P43"><text:span text:style-name="T42">The necessary OpenLCB </text:span>operations should be state-less and idempotent to simplify software at both ends.</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p>
      <text:p text:style-name="P10"><text:soft-page-break/>Th<text:span text:style-name="T29">e</text:span> concept and interaction <text:span text:style-name="T29">are</text:span> using the same pattern and similar format as the Configuration Description Information, purposefully, with the expectation that OpenLCB devices will be able to share the software implementation between these two use-cases.</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p>
      <text:p text:style-name="P12">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2">While the semantic meaning of speed control is very well defined, the meaning of functions is left very vague by the OpenLCB <text:span text:style-name="T42">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2">Typical functions are lighting functions (like headlights, tail lights, class marker lights, etc.), motor control functions (momentum, braking, <text:span text:style-name="T30">etc.</text:span>), sound functions (horn, bell, <text:span text:style-name="T30">whistle, </text:span>engine sounds, <text:span text:style-name="T30">compressor, etc.) and a variety of other functions, such as </text:span><text:span text:style-name="T31">a smoke unit, </text:span><text:span text:style-name="T30">raising and lowering a pantograph or operating a locomotive-mounted remote uncoupler.</text:span> <text:span text:style-name="T30">There is no definitive list of all possible functions. </text:span><text:span text:style-name="T42">T</text:span><text:span text:style-name="T31">he TN-218 document by RailCommunity lists over 120 different types.</text:span></text:p>
      <text:p text:style-name="P13"><text:span text:style-name="T32">Not only is</text:span> the list of possibilities is very large, one specific model alone can carry dozens of different <text:s/>functions. Users <text:span text:style-name="T42">of proprietary throttles </text:span>have to activate these typically by their function number, for example using a numeric keypad. This is easy to operate, provided that the user has memorized<text:span text:style-name="T6"> </text:span><text:span text:style-name="T33">which function number does what on that specific locomotive. With dozens </text:span><text:span text:style-name="T16">of functions per locomotive and up to hundreds of locomotives on a big layout, this is no easy task. As such, it is an important use-case for the </text:span><text:span text:style-name="T18">OpenLCB </text:span><text:span text:style-name="T16">Throttle to display a user interface that provides information to the user about what function numbers are available, and which numbers perform what </text:span><text:span text:style-name="T18">operations </text:span><text:span text:style-name="T16">on the train.</text:span></text:p>
      <text:p text:style-name="P17">The Function Description Information (FDI) provides exactly this metadata for the throttle: the list of functions, for each function <text:span text:style-name="T42">the</text:span> number <text:span text:style-name="T42">at which </text:span>it is accessible, and a textual description o<text:span text:style-name="T48">f</text:span> what the given function does.</text:p>
      <text:p text:style-name="P11"><text:span text:style-name="T16">In addition to the description for the user, the throttle user interface needs some additional metadata to determine how the particular function button should behave. There are two common behaviors for on/off functions:</text:span><text:span text:style-name="T20"> </text:span><text:span text:style-name="T21">momentary</text:span><text:span text:style-name="T17"> functions are turned on while the user is holding the button, and turned off upon release.</text:span><text:span text:style-name="T21"> Toggle</text:span><text:span text:style-name="T17">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 </text:span><text:span text:style-name="T22">Analog</text:span><text:span text:style-name="T19"> functions, such as a horn volume or pitch, take a numerical value to control their operation.</text:span></text:p>
      <text:h text:style-name="Heading_20_2" text:outline-level="2"><text:bookmark-start text:name="__RefHeading___Toc1409_2185858370"/><text:soft-page-break/>Reference and Context<text:bookmark-end text:name="__RefHeading___Toc1409_2185858370"/></text:h>
      <text:p text:style-name="Standard"><text:span text:style-name="T46">T</text:span><text:span text:style-name="T28">he </text:span>Memory Configuration Protocol <text:span text:style-name="T46">is </text:span>one way to retrieve <text:span text:style-name="T46">the</text:span> <text:span text:style-name="T46">FDI</text:span>, but <text:span text:style-name="T13">FDI</text:span> is independent of that. Download of this data via a direct BLE transfer offering a similar capability would make this specification equally applicable.</text:p>
      <text:p text:style-name="P14"/>
      <text:h text:style-name="Heading_20_2" text:outline-level="2"><text:bookmark-start text:name="__RefHeading___Toc6849_1240330496"/>Content<text:bookmark-end text:name="__RefHeading___Toc6849_1240330496"/></text:h>
      <text:p text:style-name="P35">The <text:span text:style-name="T34">function</text:span> description information <text:span text:style-name="T13">for a</text:span> <text:span text:style-name="T49">T</text:span><text:span text:style-name="T36">rain </text:span><text:span text:style-name="T49">N</text:span>ode is invariant while the node has any OpenLCB connections in the Initialized state. The <text:span text:style-name="T49">T</text:span><text:span text:style-name="T36">rain </text:span><text:span text:style-name="T49">N</text:span><text:span text:style-name="T36">ode</text:span><text:span text:style-name="T14">’s </text:span>transition back to Initialized state <text:span text:style-name="T48">via sending an Initialization Complete global message </text:span>tells other nodes to flush their caches and pick up any changed content.</text:p>
      <text:p text:style-name="P22"><text:span text:style-name="T28">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1">The structure is <text:span text:style-name="T48">somewhat </text:span>similar to <text:span text:style-name="T47">the Configuration Definition Information structure</text:span>, with named sections th<text:span text:style-name="T46">at organize and describe individual items.</text:span></text:p>
      <text:p text:style-name="P24">The use of XML 1.0 <text:span text:style-name="T47">format </text:span>is intended to make the content as easy as possible to parse.</text:p>
      <text:p text:style-name="P24">The use of XML Schema 1.0 is intended to allow the use of common XML parsers. Note that the schema definition file includes a<text:span text:style-name="T48">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4"/>
      <text:p text:style-name="Standard">Note that nothing in the Standard prevents providing an xml-stylesheet instruction, and it<text:span text:style-name="T7">’s common to provide one of the form:</text:span></text:p>
      <text:p text:style-name="Preformatted_20_Text"><text:tab/>&lt;?xml-stylesheet type='text/xsl' href='xslt/fdi.xsl'?&gt;</text:p>
      <text:h text:style-name="Heading_20_4" text:outline-level="4"><text:bookmark-start text:name="__RefHeading___Toc5658_1881756359"/>&lt;<text:span text:style-name="T43">fdi&gt; Element</text:span><text:bookmark-end text:name="__RefHeading___Toc5658_1881756359"/></text:h>
      <text:p text:style-name="Standard"><text:span text:style-name="Teletype"><text:span text:style-name="T1">The &lt;fdi&gt; element forms the root of the document. <text:s/>It provides the </text:span></text:span><text:span text:style-name="Teletype"><text:span text:style-name="T23">“</text:span></text:span><text:span text:style-name="Teletype"><text:span text:style-name="T1">xmlns:xsi</text:span></text:span><text:span text:style-name="Teletype"><text:span text:style-name="T23">”</text:span></text:span><text:span text:style-name="Teletype"><text:span text:style-name="T1"> and </text:span></text:span><text:span text:style-name="Teletype"><text:span text:style-name="T23">“</text:span></text:span><text:span text:style-name="Teletype"><text:span text:style-name="T2">x</text:span></text:span><text:span text:style-name="Teletype"><text:span text:style-name="T1">si:noNamespaceSchemaLocation</text:span></text:span><text:span text:style-name="Teletype"><text:span text:style-name="T24">”</text:span></text:span><text:span text:style-name="Teletype"><text:span text:style-name="T1"> attributes that define the schema for automated processing.</text:span></text:span></text:p>
      <text:h text:style-name="Heading_20_4" text:outline-level="4"><text:bookmark-start text:name="__RefHeading___Toc5660_1881756359"/>&lt;<text:span text:style-name="T43">segment&gt; Element</text:span><text:bookmark-end text:name="__RefHeading___Toc5660_1881756359"/></text:h>
      <text:p text:style-name="P23">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1">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7">They should be omitted in curren</text:span><text:span text:style-name="T12">t</text:span><text:span text:style-name="T7"> implementations.</text:span></text:p>
      <text:h text:style-name="Heading_20_4" text:outline-level="4"><text:bookmark-start text:name="__RefHeading___Toc5662_1881756359"/><text:soft-page-break/>&lt;<text:span text:style-name="T43">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3">function&gt; Element</text:span><text:bookmark-end text:name="__RefHeading___Toc5664_1881756359"/></text:h>
      <text:p text:style-name="P15"><text:span text:style-name="T47">The </text:span><text:span text:style-name="T15">“</text:span>kind<text:span text:style-name="T13">”</text:span> <text:span text:style-name="T47">attribute </text:span>is an enumerated type of (<text:span text:style-name="T51">currently</text:span>) "binary", <text:span text:style-name="T7">“</text:span><text:span text:style-name="T8">momentary”, </text:span>and "analog". </text:p>
      <text:p text:style-name="P15"/>
      <text:p text:style-name="P25"><text:span text:style-name="T47">The </text:span><text:span text:style-name="T15">“</text:span>number<text:span text:style-name="T13">” </text:span><text:span text:style-name="T15">element indicates which function is being described by this element. This value is to be used in the Train Control Protocol Set Function operation in the "address" field. That field is 24 bits, therefore the maximum value in this element is 16777215.</text:span></text:p>
      <text:p text:style-name="P18">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5"><text:span text:style-name="T47">The </text:span><text:span text:style-name="T15">“</text:span>name<text:span text:style-name="T13">” </text:span><text:span text:style-name="T15">element</text:span> <text:span text:style-name="T47">provides information which can be used if the throttle has e.g. a graphical interface to the user.</text:span></text:p>
      <text:p text:style-name="P23">The <text:span text:style-name="T7">“size” attribute is optionally allowed for compatibility with some early, pre-Standard implementations. <text:s/>It should be omitted in current and future implementations.</text:span></text:p>
      <text:h text:style-name="Heading_20_1" text:outline-level="1"><text:bookmark-start text:name="__RefHeading___Toc8343_1107090087"/><text:span text:style-name="T35">Additional Information</text:span><text:bookmark-end text:name="__RefHeading___Toc8343_1107090087"/><text:span text:style-name="T25"/></text:h>
      <text:h text:style-name="Heading_20_2" text:outline-level="2"><text:bookmark-start text:name="__RefHeading___Toc6853_1240330496"/>Design points<text:bookmark-end text:name="__RefHeading___Toc6853_1240330496"/></text:h>
      <text:p text:style-name="Standard">Basic configuration is done with the <text:a xlink:type="simple" xlink:href="../../MemoryConfigurationProtocol.html" text:style-name="Internet_20_link" text:visited-style-name="Visited_20_Internet_20_Link">configuration protocol</text:a> defined elsewhere. </text:p>
      <text:p text:style-name="P36">Function values are stored<text:span text:style-name="T46"> </text:span>in the 0xF9 memory space. <text:span text:style-name="T44">The</text:span><text:span text:style-name="T52">y</text:span><text:span text:style-name="T44"> can be addressed through the Train Control protocol</text:span><text:span text:style-name="T11">’s Set Function and Query Function commands.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p>
      <text:h text:style-name="P39" text:outline-level="2" text:is-list-header="true"/>
      <text:h text:style-name="Heading_20_2" text:outline-level="2"><text:bookmark-start text:name="__RefHeading___Toc5666_1881756359"/>Sample <text:span text:style-name="T44">F</text:span>unction <text:span text:style-name="T44">D</text:span>efinition XML:<text:bookmark-end text:name="__RefHeading___Toc5666_1881756359"/></text:h>
      <text:p text:style-name="P7"><text:s/>&lt;?xml version='1.0' encoding='UTF-8'?&gt;</text:p>
      <text:p text:style-name="P7"><text:s/>&lt;?xml-stylesheet type='text/xsl' href='xslt/fdi.xsl'?&gt;</text:p>
      <text:p text:style-name="P7"><text:s/>&lt;fdi xmlns:xsi='http://www.w3.org/2001/XMLSchema-instance' xsi:noNamespaceSchemaLocation='https://openlcb.org/schema/fdi/1/0/fdi.xsd'&gt;</text:p>
      <text:p text:style-name="P7"><text:soft-page-break/><text:s text:c="3"/></text:p>
      <text:p text:style-name="P7"><text:s/>&lt;segment&gt;</text:p>
      <text:p text:style-name="P7"><text:s text:c="3"/>&lt;group&gt;</text:p>
      <text:p text:style-name="P7"><text:s text:c="5"/>&lt;name&gt;Lighting Functions&lt;/name&gt;</text:p>
      <text:p text:style-name="P7"><text:s text:c="5"/>&lt;description&gt;Headlights and Marker lights and Running lights, oh my.&lt;/description&gt;</text:p>
      <text:p text:style-name="P7"><text:s text:c="5"/>&lt;function kind="binary"&gt;</text:p>
      <text:p text:style-name="P7"><text:s text:c="7"/>&lt;name&gt;Headlights&lt;/name&gt;</text:p>
      <text:p text:style-name="P7"><text:s text:c="7"/>&lt;number&gt;0&lt;/number&gt;</text:p>
      <text:p text:style-name="P7"><text:s text:c="5"/>&lt;/function&gt;</text:p>
      <text:p text:style-name="P7"><text:s text:c="5"/>&lt;function&gt;</text:p>
      <text:p text:style-name="P7"><text:s text:c="7"/>&lt;name&gt;Ditch Lights&lt;/name&gt;</text:p>
      <text:p text:style-name="P7"><text:s text:c="7"/>&lt;number&gt;4&lt;/number&gt;</text:p>
      <text:p text:style-name="P7"><text:s text:c="5"/>&lt;/function&gt;</text:p>
      <text:p text:style-name="P7"><text:s text:c="3"/>&lt;/group&gt;</text:p>
      <text:p text:style-name="P7"><text:s text:c="3"/>&lt;group&gt;</text:p>
      <text:p text:style-name="P7"><text:s text:c="5"/>&lt;name&gt;Sound Functions&lt;/name&gt;</text:p>
      <text:p text:style-name="P7"><text:s text:c="5"/>&lt;description&gt;Toot toot!.&lt;/description&gt;</text:p>
      <text:p text:style-name="P7"><text:s text:c="5"/>&lt;function kind="analog"&gt;</text:p>
      <text:p text:style-name="P7"><text:s text:c="7"/>&lt;name&gt;Horn&lt;/name&gt;</text:p>
      <text:p text:style-name="P7"><text:s text:c="7"/>&lt;number&gt;8&lt;/number&gt;</text:p>
      <text:p text:style-name="P33"><text:s text:c="7"/>&lt;<text:span text:style-name="T53">min</text:span>&gt;<text:span text:style-name="T53">0</text:span>&lt;/<text:span text:style-name="T53">min</text:span>&gt;</text:p>
      <text:p text:style-name="P33"><text:s text:c="7"/>&lt;<text:span text:style-name="T53">max</text:span>&gt;<text:span text:style-name="T53">2</text:span>&lt;/<text:span text:style-name="T53">max</text:span>&gt;</text:p>
      <text:p text:style-name="P33"><text:s text:c="5"/>&lt;/function&gt;</text:p>
      <text:p text:style-name="P7"><text:s text:c="3"/>&lt;/group&gt;</text:p>
      <text:p text:style-name="P7"><text:s/>&lt;/segment&gt;</text:p>
      <text:p text:style-name="P7"><text:s/>&lt;/fdi&gt;</text:p>
      <text:p text:style-name="P34"/>
      <text:h text:style-name="P40" text:outline-level="2"/>
      <text:h text:style-name="P41" text:outline-level="2"><text:bookmark-start text:name="__RefHeading___Toc5668_1881756359"/>Sample <text:span text:style-name="T45">Older </text:span>Implementation<text:bookmark-end text:name="__RefHeading___Toc5668_1881756359"/></text:h>
      <text:p text:style-name="Standard">A sample <text:span text:style-name="T45">older </text:span>implementation of the DCC F0-F28 functions, <text:span text:style-name="T45">with some optional attributes still in place</text:span>:</text:p>
      <text:p text:style-name="P7">&lt;?xml version='1.0' encoding='UTF-8'?&gt;</text:p>
      <text:p text:style-name="P7">&lt;?xml-stylesheet type='text/xsl' href='xslt/fdi.xsl'?&gt;</text:p>
      <text:p text:style-name="P7">&lt;fdi xmlns:xsi='http://www.w3.org/2001/XMLSchema-instance' xsi:noNamespaceSchemaLocation='https://openlcb.org/schema/fdi/1/0/fdi.xsd'&gt;</text:p>
      <text:p text:style-name="P7">&lt;segment origin='0' space='<text:span text:style-name="T37">24</text:span><text:span text:style-name="T38">9</text:span>'&gt;</text:p>
      <text:p text:style-name="P7"><text:s text:c="2"/>&lt;group&gt;</text:p>
      <text:p text:style-name="P7"><text:s text:c="4"/>&lt;name&gt;F0-F28&lt;/name&gt;</text:p>
      <text:p text:style-name="P7"><text:s text:c="4"/>&lt;description&gt;Standard DCC functions&lt;/description&gt;</text:p>
      <text:p text:style-name="P7"><text:s text:c="4"/>&lt;function size="1" kind="binary"&gt;</text:p>
      <text:p text:style-name="P7"><text:s text:c="6"/>&lt;name&gt;Headlight&lt;/name&gt;</text:p>
      <text:p text:style-name="P7"><text:s text:c="6"/>&lt;number&gt;0&lt;/number&gt;</text:p>
      <text:p text:style-name="P7"><text:s text:c="4"/>&lt;/function&gt;</text:p>
      <text:p text:style-name="P7"><text:s text:c="4"/>&lt;function size="1"&gt;</text:p>
      <text:p text:style-name="P7"><text:s text:c="6"/>&lt;number&gt;1&lt;/number&gt;</text:p>
      <text:p text:style-name="P7"><text:s text:c="4"/>&lt;/function&gt;</text:p>
      <text:p text:style-name="P7"><text:s text:c="4"/>...</text:p>
      <text:p text:style-name="P7"><text:s text:c="4"/>&lt;function size="1"&gt;</text:p>
      <text:p text:style-name="P7"><text:s text:c="6"/>&lt;number&gt;28&lt;/number&gt;</text:p>
      <text:p text:style-name="P7"><text:s text:c="4"/>&lt;/function&gt;</text:p>
      <text:p text:style-name="P7"><text:s text:c="2"/>&lt;/group&gt;</text:p>
      <text:p text:style-name="P7">&lt;/segment&gt;</text:p>
      <text:p text:style-name="P7">&lt;/fdi&gt;</text:p>
      <text:p text:style-name="P7"/>
      <text:p text:style-name="P7"/>
      <text:h text:style-name="P38" text:outline-level="1"><text:bookmark-start text:name="__RefHeading___Toc1427_2185858370"/><text:span text:style-name="T44">Possible Future</text:span> Work<text:bookmark-end text:name="__RefHeading___Toc1427_2185858370"/></text:h>
      <text:p text:style-name="P20">This section discusses some areas where future work may be desired. <text:s/>It <text:span text:style-name="T13">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6">Some work has gone into XML content compression for the Configuration Description Information (CDI) data. <text:s/>See the CDI Technical Note for various considerations that have been discussed. <text:s/>A solution there, if developed, standardized <text:span text:style-name="T7">and</text:span> deployed, could also be used here.</text:p>
      <text:p text:style-name="Text_20_body"><text:span text:style-name="T40">The function definition information is expected to be significantly smaller than </text:span><text:span text:style-name="T48">a</text:span><text:span text:style-name="T40"> </text:span><text:span text:style-name="T49">T</text:span><text:span text:style-name="T48">rain </text:span><text:span text:style-name="T49">N</text:span><text:span text:style-name="T40">ode</text:span><text:span text:style-name="T9">’s CDI, so there may be less need to compress the FDI. On the other hand, CDI gets retrieved relatively rarely (only when a user intends to modify configuration), whereas FDI gets retrieved regularly as part of normal operations of a model railroad.</text:span></text:p>
      <text:h text:style-name="Heading_20_2" text:outline-level="2"><text:bookmark-start text:name="__RefHeading___Toc6857_1240330496"/>Internationalization of the Content<text:bookmark-end text:name="__RefHeading___Toc6857_1240330496"/></text:h>
      <text:p text:style-name="P26">Not everybody runs their trains in English.</text:p>
      <text:p text:style-name="P32"><text:soft-page-break/><text:span text:style-name="T39">The xml:lang attribute could be used to define versions of the &lt;name&gt; and &lt;description&gt; elements that use an alternate language.</text:span><text:span text:style-name="T39"><text:note text:id="ftn1" text:note-class="footnote"><text:note-citation>1</text:note-citation><text:note-body><text:p text:style-name="P9">JMRI DecoderPro does this in its decoder definitions. <text:s/>That experience guides some of the rest of this paragraph.</text:p></text:note-body></text:note></text:span><text:span text:style-name="T39"> This approach can greatly increase the size of the XML content if the internationalization effort is very successful. On the other hand, it</text:span><text:span text:style-name="T27">’s transparent to XML-using nodes that don’t implement internationaliz</text:span><text:span text:style-name="T26">ation.</text:span></text:p>
      <text:h text:style-name="Heading_20_2" text:outline-level="2"><text:bookmark-start text:name="__RefHeading___Toc6595_4002101306"/>Machine-readable function classification<text:bookmark-end text:name="__RefHeading___Toc6595_4002101306"/></text:h>
      <text:p text:style-name="P32"><text:span text:style-name="T26">Currently the function's type is expressed in a free-text form in the &lt;name&gt; element. This has a wide expressibility, but presents challenges for user interface development:</text:span><text:span text:style-name="T26"/></text:p>
      <text:list text:style-name="L3">
        <text:list-item>
          <text:p text:style-name="P44">Text generally needs to be rendered with a font size that is readable for the given user.</text:p>
        </text:list-item>
        <text:list-item>
          <text:p text:style-name="P44">Long text takes a significant amount of screen real-estate.</text:p>
        </text:list-item>
        <text:list-item>
          <text:p text:style-name="P44">Text display assumes the user can read, which excludes children under a certain age.</text:p>
        </text:list-item>
      </text:list>
      <text:p text:style-name="P19">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19">In order to add machine-readable function type, we need two things:</text:p>
      <text:list text:style-name="L4">
        <text:list-item>
          <text:p text:style-name="P45">An enumeration that lists possible function types and assigns numbers to them. There is such a list in TN-218 by RailCommunity.</text:p>
        </text:list-item>
        <text:list-item>
          <text:p text:style-name="P45">An attribute or element for transmitting the function enumeration in the FDI.</text:p>
        </text:list-item>
      </text:list>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text:s/>Introduction<text:tab/>1</text:p>
          <text:p text:style-name="P29"><text:s/>1.1 <text:s/>Requirements<text:tab/>1</text:p>
          <text:p text:style-name="P29"><text:s/>1.2 <text:s/>Preferences<text:tab/>1</text:p>
          <text:p text:style-name="P28"><text:s/>2 <text:s/>Annotations to the Standard<text:tab/>1</text:p>
          <text:p text:style-name="P29"><text:s/>2.1 <text:s/>Introduction<text:tab/>1</text:p>
          <text:p text:style-name="P29"><text:s/>2.2 <text:s/>Intended Use<text:tab/>2</text:p>
          <text:p text:style-name="P29"><text:s/>2.3 <text:s/>Reference and Context<text:tab/>3</text:p>
          <text:p text:style-name="P29"><text:s/>2.4 <text:s/>Content<text:tab/>3</text:p>
          <text:p text:style-name="P29"><text:s/>2.5 <text:s/>Format<text:tab/>3</text:p>
          <text:p text:style-name="P30"><text:soft-page-break/><text:s/>2.5.1 <text:s/>XML Elements<text:tab/>3</text:p>
          <text:p text:style-name="P31"><text:s/>2.5.1.1 <text:s/>&lt;fdi&gt; Element<text:tab/>3</text:p>
          <text:p text:style-name="P31"><text:s/>2.5.1.2 <text:s/>&lt;segment&gt; Element<text:tab/>3</text:p>
          <text:p text:style-name="P31"><text:s/>2.5.1.3 <text:s/>&lt;group&gt; Element<text:tab/>4</text:p>
          <text:p text:style-name="P31"><text:s/>2.5.1.4 <text:s/>&lt;function&gt; Element<text:tab/>4</text:p>
          <text:p text:style-name="P28"><text:s/>3 <text:s/>Additional Information<text:tab/>4</text:p>
          <text:p text:style-name="P29"><text:s/>3.1 <text:s/>Design points<text:tab/>4</text:p>
          <text:p text:style-name="P29"><text:s/>3.2 <text:s/>Sample Function Definition XML:<text:tab/>4</text:p>
          <text:p text:style-name="P29"><text:s/>3.3 <text:s/>Sample Older Implementation<text:tab/>6</text:p>
          <text:p text:style-name="P28"><text:s/>4 <text:s/>Possible Future Work<text:tab/>6</text:p>
          <text:p text:style-name="P29"><text:s/>4.1 <text:s/>Data Compression<text:tab/>6</text:p>
          <text:p text:style-name="P29"><text:s/>4.2 <text:s/>Internationalization of the Content<text:tab/>6</text:p>
          <text:p text:style-name="P29"><text:s/>4.3 <text:s/>Machine-readable function classification<text:tab/>7</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officeooo:rsid="0042d8e3"/>
    </style:style>
    <style:style style:name="MT2" style:family="text">
      <style:text-properties style:font-name="Times New Roman" fo:font-size="1pt"/>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 <text:span text:style-name="MT1">Function</text:span> Desciption Information Technical Note<draw:custom-shape text:anchor-type="char" draw:z-index="6" draw:name="PowerPlusWaterMarkObject3" draw:style-name="Mgr1" draw:text-style-name="MP3" svg:width="6.9248in" svg:height="30.8748in" draw:transform="rotate (0.785398163397448) translate (-0.7875in 3.89652777777778in)"><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4"><text:date style:data-style-name="N40" text:date-value="2024-07-24T08:52:37.538801059">Jul 24, 2024</text:date></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7" draw:name="PowerPlusWaterMarkObject1" draw:style-name="Mgr2" draw:text-style-name="MP3" svg:width="6.4996in" svg:height="28.9787in" draw:transform="rotate (0.785398163397448) translate (-1in 2.08604549431321in)"><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4"><text:date style:data-style-name="N40" text:date-value="2024-07-24T08:52:37.547652348">Jul 24, 2024</text:date></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30.8748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30.8748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20.0094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30.8748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32.6295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30.8748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30.8748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30.8748in" draw:transform="rotate (0.785398163397448)"><text:p text:style-name="MP2"><text:span text:style-name="MT2"><text:s/></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0</meta:editing-cycles>
    <meta:editing-duration>PT16H22M39S</meta:editing-duration>
    <meta:generator>LibreOffice/24.2.0.3$Linux_X86_64 LibreOffice_project/420$Build-3</meta:generator>
    <dc:date>2024-07-24T08:52:37.420706514</dc:date>
    <dc:creator>Balazs Racz</dc:creator>
    <meta:document-statistic meta:table-count="1" meta:image-count="1" meta:object-count="0" meta:page-count="8" meta:paragraph-count="152" meta:word-count="2238" meta:character-count="15035" meta:non-whitespace-character-count="12687"/>
    <meta:user-defined meta:name="Info 4"/>
    <meta:user-defined meta:name="OLCBdate">July 22, 2024</meta:user-defined>
    <meta:user-defined meta:name="OLCBstatus">Adopted</meta:user-defined>
    <meta:user-defined meta:name="OLCByear">2024</meta:user-defined>
  </office:meta>
</office:document-meta>
</file>